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5.211cm" fo:min-width="5.596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7.501cm"/>
    </style:style>
    <style:style style:name="gr3" style:family="graphic" style:parent-style-name="standard">
      <style:graphic-properties svg:stroke-color="#b4c7dc" draw:fill-color="#b4c7dc" draw:textarea-horizontal-align="justify" draw:textarea-vertical-align="middle" draw:auto-grow-height="false" fo:min-height="1.147cm" fo:min-width="4.961cm"/>
    </style:style>
    <style:style style:name="gr4" style:family="graphic" style:parent-style-name="standard">
      <style:graphic-properties draw:stroke="none" svg:stroke-color="#000000" draw:fill="none" draw:fill-color="#ffffff" fo:min-height="1.296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d8ce" draw:textarea-horizontal-align="justify" draw:textarea-vertical-align="middle" draw:auto-grow-height="false" fo:min-height="4.957cm" fo:min-width="6.231cm"/>
    </style:style>
    <style:style style:name="gr7" style:family="graphic" style:parent-style-name="standard">
      <style:graphic-properties draw:stroke="none" svg:stroke-color="#000000" draw:fill="none" draw:fill-color="#ffffff" fo:min-height="1.782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1.532cm"/>
    </style:style>
    <style:style style:name="gr10" style:family="graphic" style:parent-style-name="standard">
      <style:graphic-properties draw:textarea-horizontal-align="justify" draw:textarea-vertical-align="middle" draw:auto-grow-height="false" fo:min-height="1.147cm" fo:min-width="1.786cm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d8c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Nimbus Mono PS"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Nimbus Mono PS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Nimbus Mono P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5.461cm" svg:x="1.762cm" svg:y="6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001cm" svg:height="2.794cm" svg:x="10.271cm" svg:y="7.35cm">
          <text:p text:style-name="P2">CountR Application 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461cm" svg:height="1.397cm" draw:transform="rotate (1.5707963267949) translate (1.714cm 11.656cm)">
          <text:p text:style-name="P2">Camera Thread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207cm" svg:height="2.384cm" svg:x="2.524cm" svg:y="7.731cm">
          <draw:text-box>
            <text:p text:style-name="P2">Face Recognition Client</text:p>
          </draw:text-box>
        </draw:frame>
        <draw:line draw:style-name="gr5" draw:text-style-name="P5" draw:layer="layout" svg:x1="2.524cm" svg:y1="11.668cm" svg:x2="2.524cm" svg:y2="16.621cm">
          <text:p text:style-name="P2"/>
        </draw:line>
        <draw:custom-shape draw:style-name="gr6" draw:text-style-name="P6" draw:layer="layout" svg:width="6.731cm" svg:height="5.207cm" svg:x="1.508cm" svg:y="16.621cm">
          <text:p text:style-name="P2"/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.096cm" svg:height="2.032cm" svg:x="1.889cm" svg:y="18.907cm">
          <draw:text-box>
            <text:p text:style-name="P2">Face Recognition Server </text:p>
          </draw:text-box>
        </draw:frame>
        <draw:line draw:style-name="gr8" draw:text-style-name="P2" draw:layer="layout" svg:x1="6.461cm" svg:y1="11.668cm" svg:x2="6.461cm" svg:y2="16.494cm">
          <text:p/>
        </draw:line>
        <draw:line draw:style-name="gr8" draw:text-style-name="P2" draw:layer="layout" svg:x1="7.858cm" svg:y1="8.747cm" svg:x2="10.398cm" svg:y2="8.747cm">
          <text:p/>
        </draw:line>
        <draw:custom-shape draw:style-name="gr9" draw:text-style-name="P2" draw:layer="layout" svg:width="2.032cm" svg:height="1.27cm" svg:x="1.635cm" svg:y="16.621cm">
          <text:p text:style-name="P2">TC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286cm" svg:height="1.397cm" svg:x="5.318cm" svg:y="16.612cm">
          <text:p text:style-name="P2">HTTP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5.207cm" svg:height="1.143cm" draw:transform="rotate (1.57341432067289) translate (2.651cm 16.24cm)">
          <draw:text-box>
            <text:p text:style-name="P8"><text:span text:style-name="T2">Camera Frames</text:span></text:p>
          </draw:text-box>
        </draw:frame>
        <draw:frame draw:style-name="gr11" draw:text-style-name="P9" draw:layer="layout" svg:width="4.953cm" svg:height="1.143cm" draw:transform="rotate (1.57655591332648) translate (6.842cm 16.748cm)">
          <draw:text-box>
            <text:p text:style-name="P8"><text:span text:style-name="T2">Session Queries</text:span></text:p>
          </draw:text-box>
        </draw:frame>
        <draw:line draw:style-name="gr12" draw:text-style-name="P5" draw:layer="layout" svg:x1="1cm" svg:y1="14.208cm" svg:x2="20.59cm" svg:y2="14.208cm">
          <text:p/>
        </draw:line>
        <draw:frame draw:style-name="gr13" draw:text-style-name="P7" draw:layer="layout" svg:width="4.699cm" svg:height="1.016cm" svg:x="12.049cm" svg:y="12.811cm">
          <draw:text-box>
            <text:p>Client Space</text:p>
          </draw:text-box>
        </draw:frame>
        <draw:frame draw:style-name="gr14" draw:text-style-name="P7" draw:layer="layout" svg:width="4.445cm" svg:height="1.673cm" svg:x="11.965cm" svg:y="14.784cm">
          <draw:text-box>
            <text:p>Server Spac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Mono PS" svg:font-family="'Nimbus Mono 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5T15:36:45.153451006</meta:creation-date>
    <dc:date>2019-10-26T10:51:25.448623341</dc:date>
    <meta:editing-duration>PT17H51M51S</meta:editing-duration>
    <meta:editing-cycles>3</meta:editing-cycles>
    <meta:generator>LibreOffice/6.3.2.2$Linux_X86_64 LibreOffice_project/30$Build-2</meta:generator>
    <meta:document-statistic meta:object-count="16"/>
  </office:meta>
</office:document-meta>
</file>